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MT" svg:font-family="SymbolMT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1" fo:font-size="10.5pt" style:font-name-asian="Arial1" style:font-size-asian="10.5pt" style:font-name-complex="Arial1" style:font-size-complex="10.5pt"/>
    </style:style>
    <style:style style:name="P2" style:family="paragraph" style:parent-style-name="Standard">
      <style:paragraph-properties style:text-autospace="none"/>
      <style:text-properties style:font-name="Arial1" fo:font-size="10.5pt" style:font-name-asian="Arial1" style:font-size-asian="10.5pt" style:font-name-complex="Arial1" style:font-size-complex="10.5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font-name="SymbolMT" fo:font-size="10pt" style:font-name-asian="SymbolMT" style:font-size-asian="10pt" style:font-name-complex="SymbolMT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SymbolMT" fo:font-size="10pt" style:font-name-asian="SymbolMT" style:font-size-asian="10pt" style:font-name-complex="SymbolMT" style:font-size-complex="10pt"/>
    </style:style>
    <style:style style:name="T1" style:family="text">
      <style:text-properties style:font-name="Arial1" fo:font-size="10.5pt" style:font-name-asian="Arial1" style:font-size-asian="10.5pt" style:font-name-complex="Arial1" style:font-size-complex="10.5pt"/>
    </style:style>
    <style:style style:name="T2" style:family="text">
      <style:text-properties style:font-name="Arial1" fo:font-size="7pt" style:font-name-asian="Arial1" style:font-size-asian="7pt" style:font-name-complex="Arial1" style:font-size-complex="7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SymbolMT" fo:font-size="10.5pt" style:font-name-asian="SymbolMT" style:font-size-asian="10.5pt" style:font-name-complex="SymbolM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MI Approach</text:p>
      <text:p text:style-name="Standard"/>
      <text:p text:style-name="Standard"/>
      <text:p text:style-name="Standard">We may need the following areas of improvement.</text:p>
      <text:p text:style-name="Standard"/>
      <text:p text:style-name="Standard">Project Planning</text:p>
      <text:p text:style-name="P1">Product Integration</text:p>
      <text:p text:style-name="P1">Requirements Development</text:p>
      <text:p text:style-name="P1">Requirements Management</text:p>
      <text:p text:style-name="P1">Technical Solution</text:p>
      <text:p text:style-name="P1">Validation</text:p>
      <text:p text:style-name="P3"><text:span text:style-name="T1">Verification</text:span></text:p>
      <text:p text:style-name="P3"><text:span text:style-name="T1"/></text:p>
      <text:p text:style-name="P2">You also select Project Planning and Project Monitoring</text:p>
      <text:p text:style-name="P3"><text:span text:style-name="T1">and Control.</text:span></text:p>
      <text:p text:style-name="P3"><text:span text:style-name="T1"/></text:p>
      <text:p text:style-name="P3"><text:span text:style-name="T1">Level 1.</text:span></text:p>
      <text:p text:style-name="P3"><text:span text:style-name="T1"/></text:p>
      <text:p text:style-name="P3"><text:span text:style-name="T1"/></text:p>
      <text:p text:style-name="P3"><text:span text:style-name="T1">CMMI Areas:</text:span></text:p>
      <text:p text:style-name="P3"><text:span text:style-name="T1"/></text:p>
      <text:p text:style-name="P4"><text:span text:style-name="T3">• </text:span><text:span text:style-name="T1">Causal Analysis and Resolution (CAR)</text:span></text:p>
      <text:p text:style-name="P5"><text:span text:style-name="T3">• </text:span><text:span text:style-name="T1">Configuration Management (CM)</text:span></text:p>
      <text:p text:style-name="P5"><text:span text:style-name="T3">• </text:span><text:span text:style-name="T1">Decision Analysis and Resolution (DAR)</text:span></text:p>
      <text:p text:style-name="P5"><text:span text:style-name="T3">• </text:span><text:span text:style-name="T1">Integrated Project Management +IPPD (IPM+IPPD)</text:span><text:span text:style-name="T2">6</text:span></text:p>
      <text:p text:style-name="P5"><text:span text:style-name="T3">• </text:span><text:span text:style-name="T1">Measurement and Analysis (MA)</text:span></text:p>
      <text:p text:style-name="P5"><text:span text:style-name="T3">• </text:span><text:span text:style-name="T1">Organizational Innovation and Deployment (OID)</text:span></text:p>
      <text:p text:style-name="P5"><text:span text:style-name="T3">• </text:span><text:span text:style-name="T1">Organizational Process Definition +IPPD (OPD+IPPD)</text:span><text:span text:style-name="T2">6</text:span></text:p>
      <text:p text:style-name="P5"><text:span text:style-name="T3">• </text:span><text:span text:style-name="T1">Organizational Process Focus (OPF)</text:span></text:p>
      <text:p text:style-name="P5"><text:span text:style-name="T3">• </text:span><text:span text:style-name="T1">Organizational Process Performance (OPP)</text:span></text:p>
      <text:p text:style-name="P5"><text:span text:style-name="T3">• </text:span><text:span text:style-name="T1">Organizational Training (OT)</text:span></text:p>
      <text:p text:style-name="P5"><text:span text:style-name="T3">• </text:span><text:span text:style-name="T1">Product Integration (PI)</text:span></text:p>
      <text:p text:style-name="P5"><text:span text:style-name="T3">• </text:span><text:span text:style-name="T1">Project Monitoring and Control (PMC)</text:span></text:p>
      <text:p text:style-name="P5"><text:span text:style-name="T3">• </text:span><text:span text:style-name="T1">Project Planning (PP)</text:span></text:p>
      <text:p text:style-name="P5"><text:span text:style-name="T3">• </text:span><text:span text:style-name="T1">Process and Product Quality Assurance (PPQA)</text:span></text:p>
      <text:p text:style-name="P5"><text:span text:style-name="T3">• </text:span><text:span text:style-name="T1">Quantitative Project Management (QPM)</text:span></text:p>
      <text:p text:style-name="P5"><text:span text:style-name="T3">• </text:span><text:span text:style-name="T1">Requirements Development (RD)</text:span></text:p>
      <text:p text:style-name="P5"><text:span text:style-name="T3">• </text:span><text:span text:style-name="T1">Requirements Management (REQM)</text:span></text:p>
      <text:p text:style-name="P5"><text:span text:style-name="T3">• </text:span><text:span text:style-name="T1">Risk Management (RSKM)</text:span></text:p>
      <text:p text:style-name="P5"><text:span text:style-name="T3">• </text:span><text:span text:style-name="T1">Supplier Agreement Management (SAM)</text:span></text:p>
      <text:p text:style-name="P5"><text:span text:style-name="T3">• </text:span><text:span text:style-name="T1">Technical Solution (TS)</text:span></text:p>
      <text:p text:style-name="P5"><text:span text:style-name="T3">• </text:span><text:span text:style-name="T1">Validation (VAL)</text:span></text:p>
      <text:p text:style-name="P3"><text:span text:style-name="T4">• </text:span><text:span text:style-name="T1">Verification (VE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MT" svg:font-family="SymbolMT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Pablo Crossley</meta:initial-creator>
    <meta:creation-date>2008-12-04T13:35:32.87</meta:creation-date>
    <dc:date>2008-12-04T14:07:20.16</dc:date>
    <dc:creator>Juan Pablo Crossley</dc:creator>
    <meta:editing-duration>PT00H31M45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1" meta:paragraph-count="35" meta:word-count="142" meta:character-count="1025"/>
    <meta:user-defined meta:name="Info 1"/>
    <meta:user-defined meta:name="Info 2"/>
    <meta:user-defined meta:name="Info 3"/>
    <meta:user-defined meta:name="Info 4"/>
  </office:meta>
</office:document-meta>
</file>